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b0e4" officeooo:paragraph-rsid="0010b0e4"/>
    </style:style>
    <style:style style:name="P2" style:family="paragraph" style:parent-style-name="Standard">
      <style:text-properties officeooo:rsid="0011e357" officeooo:paragraph-rsid="0011e357"/>
    </style:style>
    <style:style style:name="P3" style:family="paragraph" style:parent-style-name="Standard">
      <style:text-properties fo:font-weight="bold" officeooo:rsid="0011e357" officeooo:paragraph-rsid="0011e357" style:font-weight-asian="bold" style:font-weight-complex="bold"/>
    </style:style>
    <style:style style:name="P4" style:family="paragraph" style:parent-style-name="Standard">
      <style:text-properties fo:font-weight="bold" officeooo:rsid="0012cac7" officeooo:paragraph-rsid="0012cac7" style:font-weight-asian="bold" style:font-weight-complex="bold"/>
    </style:style>
    <style:style style:name="P5" style:family="paragraph" style:parent-style-name="Standard">
      <style:text-properties fo:font-weight="bold" officeooo:rsid="0014a2d2" officeooo:paragraph-rsid="0014a2d2" style:font-weight-asian="bold" style:font-weight-complex="bold"/>
    </style:style>
    <style:style style:name="P6" style:family="paragraph" style:parent-style-name="Standard">
      <style:text-properties fo:font-size="16pt" style:text-underline-style="solid" style:text-underline-width="auto" style:text-underline-color="font-color" fo:font-weight="bold" officeooo:rsid="0011e357" officeooo:paragraph-rsid="0011e357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normal" officeooo:rsid="0011e357" officeooo:paragraph-rsid="0011e357" style:font-weight-asian="normal" style:font-weight-complex="normal"/>
    </style:style>
    <style:style style:name="P8" style:family="paragraph" style:parent-style-name="Standard">
      <style:text-properties fo:font-weight="normal" officeooo:rsid="0012cac7" officeooo:paragraph-rsid="0012cac7" style:font-weight-asian="normal" style:font-weight-complex="normal"/>
    </style:style>
    <style:style style:name="P9" style:family="paragraph" style:parent-style-name="Standard">
      <style:text-properties fo:font-weight="normal" officeooo:rsid="0014a2d2" officeooo:paragraph-rsid="0014a2d2" style:font-weight-asian="normal" style:font-weight-complex="normal"/>
    </style:style>
    <style:style style:name="P10" style:family="paragraph" style:parent-style-name="Standard">
      <style:text-properties fo:font-weight="normal" officeooo:rsid="0014a2d2" officeooo:paragraph-rsid="0014a2d2" style:font-weight-asian="normal" style:font-weight-complex="normal"/>
    </style:style>
    <style:style style:name="T1" style:family="text">
      <style:text-properties officeooo:rsid="0012cac7"/>
    </style:style>
    <style:style style:name="T2" style:family="text">
      <style:text-properties officeooo:rsid="0015fbde"/>
    </style:style>
    <style:style style:name="T3" style:family="text">
      <style:text-properties officeooo:rsid="00178fc4"/>
    </style:style>
    <style:style style:name="T4" style:family="text">
      <style:text-properties officeooo:rsid="00196d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ipus de llenguatge segons:</text:p>
      <text:p text:style-name="P2"/>
      <text:p text:style-name="P2"/>
      <text:p text:style-name="P3">Nivell d’abstracció</text:p>
      <text:p text:style-name="P1"><text:tab/><text:tab/>-Baix nivell</text:p>
      <text:p text:style-name="P1">Llenguatges: <text:s text:c="2"/>-Nivell mitg</text:p>
      <text:p text:style-name="P1"><text:tab/><text:tab/>-Alt Nivell<text:span text:style-name="T4">6</text:span></text:p>
      <text:p text:style-name="P1">Entre mes alt sigui el nivell del llenguatge mes porper al llenguatge natural (llenguatge huma)</text:p>
      <text:p text:style-name="P1"/>
      <text:p text:style-name="P3">Forma de execució</text:p>
      <text:p text:style-name="P7">Compilats</text:p>
      <text:p text:style-name="P7">Interpreta<text:span text:style-name="T1">ts</text:span></text:p>
      <text:p text:style-name="P7"/>
      <text:p text:style-name="P4">Domini d’aplicació</text:p>
      <text:p text:style-name="P8"/>
      <text:p text:style-name="P9">Lenguajes enfocados para distintos usos</text:p>
      <text:p text:style-name="P9">Lenguajes genericos</text:p>
      <text:p text:style-name="P8"/>
      <text:p text:style-name="P5">Paradigma de programació</text:p>
      <text:p text:style-name="P9">Imperatiu <text:s/>---- <text:span text:style-name="T2">Ordenes</text:span></text:p>
      <text:p text:style-name="P9">Funcional <text:s/>---- <text:span text:style-name="T2">Funcions, </text:span><text:span text:style-name="T3">una unica ordre executa varies linies</text:span></text:p>
      <text:p text:style-name="P9">Declaratiu ---- <text:span text:style-name="T3">Peticions</text:span></text:p>
      <text:p text:style-name="P9">Programacio orientada a objectes (POO)</text:p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3T17:41:43.336000000</meta:creation-date>
    <dc:date>2020-09-23T19:33:29.209000000</dc:date>
    <meta:editing-duration>PT26M22S</meta:editing-duration>
    <meta:editing-cycles>3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7" meta:word-count="65" meta:character-count="483" meta:non-whitespace-character-count="427"/>
  </office:meta>
</office:document-meta>
</file>